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9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2" office:value-type="float" office:value="225">
            <text:p>225</text:p>
          </table:table-cell>
          <table:table-cell office:value-type="float" office:value="225">
            <text:p>225</text:p>
            <draw:frame table:end-cell-address="Sheet1.W37" table:end-x="1.312cm" table:end-y="0.041cm" draw:z-index="0" draw:style-name="gr1" svg:width="13.384cm" svg:height="11.711cm" svg:x="0.521cm" svg:y="0.027cm">
              <draw:object draw:notify-on-update-of-ranges="Sheet1.B3:Sheet1.S3 Sheet1.B28:Sheet1.S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modified data: </text:p>
          </table:table-cell>
          <table:table-cell table:number-columns-repeated="19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</table:table-row>
        <table:table-row table:style-name="ro1">
          <table:table-cell office:value-type="string">
            <text:p>[16.34375</text:p>
          </table:table-cell>
          <table:table-cell office:value-type="float" office:value="17.375">
            <text:p>17.38</text:p>
          </table:table-cell>
          <table:table-cell office:value-type="float" office:value="14.125">
            <text:p>14.13</text:p>
          </table:table-cell>
          <table:table-cell office:value-type="float" office:value="5">
            <text:p>5</text:p>
          </table:table-cell>
          <table:table-cell office:value-type="float" office:value="-3.875">
            <text:p>-3.88</text:p>
          </table:table-cell>
          <table:table-cell office:value-type="float" office:value="12.15625">
            <text:p>12.16</text:p>
          </table:table-cell>
          <table:table-cell office:value-type="float" office:value="57.15625">
            <text:p>57.16</text:p>
          </table:table-cell>
          <table:table-cell office:value-type="float" office:value="20">
            <text:p>20</text:p>
          </table:table-cell>
          <table:table-cell office:value-type="float" office:value="51.875">
            <text:p>51.8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1.875">
            <text:p>51.88</text:p>
          </table:table-cell>
          <table:table-cell office:value-type="float" office:value="20">
            <text:p>20</text:p>
          </table:table-cell>
          <table:table-cell office:value-type="float" office:value="57.15625">
            <text:p>57.16</text:p>
          </table:table-cell>
          <table:table-cell office:value-type="float" office:value="12.15625">
            <text:p>12.16</text:p>
          </table:table-cell>
          <table:table-cell office:value-type="float" office:value="-3.875">
            <text:p>-3.88</text:p>
          </table:table-cell>
          <table:table-cell office:value-type="float" office:value="5">
            <text:p>5</text:p>
          </table:table-cell>
          <table:table-cell office:value-type="float" office:value="14.125">
            <text:p>14.13</text:p>
          </table:table-cell>
          <table:table-cell office:value-type="string">
            <text:p><text:s/>17.375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5" office:value-type="float" office:value="88">
            <text:p>88</text:p>
          </table:table-cell>
          <table:table-cell office:value-type="float" office:value="88">
            <text:p>88</text:p>
            <draw:frame table:end-cell-address="Sheet1.W63" table:end-x="2.002cm" table:end-y="0.193cm" draw:z-index="1" draw:style-name="gr1" svg:width="17.758cm" svg:height="9.137cm" svg:x="0.698cm" svg:y="0.053cm">
              <draw:object draw:notify-on-update-of-ranges="Sheet1.A53:Sheet1.T53 Sheet1.A54:Sheet1.T54 Sheet1.A55:Sheet1.T55 Sheet1.A56:Sheet1.T5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16.34375">
            <text:p>16.34</text:p>
          </table:table-cell>
          <table:table-cell office:value-type="float" office:value="17.375">
            <text:p>17.38</text:p>
          </table:table-cell>
          <table:table-cell office:value-type="float" office:value="14.125">
            <text:p>14.13</text:p>
          </table:table-cell>
          <table:table-cell office:value-type="float" office:value="5">
            <text:p>5</text:p>
          </table:table-cell>
          <table:table-cell office:value-type="float" office:value="-3.875">
            <text:p>-3.88</text:p>
          </table:table-cell>
          <table:table-cell office:value-type="float" office:value="12.15625">
            <text:p>12.16</text:p>
          </table:table-cell>
          <table:table-cell office:value-type="float" office:value="57.15625">
            <text:p>57.16</text:p>
          </table:table-cell>
          <table:table-cell office:value-type="float" office:value="20">
            <text:p>20</text:p>
          </table:table-cell>
          <table:table-cell office:value-type="float" office:value="51.875">
            <text:p>51.8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1.875">
            <text:p>51.88</text:p>
          </table:table-cell>
          <table:table-cell office:value-type="float" office:value="20">
            <text:p>20</text:p>
          </table:table-cell>
          <table:table-cell office:value-type="float" office:value="57.15625">
            <text:p>57.16</text:p>
          </table:table-cell>
          <table:table-cell office:value-type="float" office:value="12.15625">
            <text:p>12.16</text:p>
          </table:table-cell>
          <table:table-cell office:value-type="float" office:value="-3.875">
            <text:p>-3.88</text:p>
          </table:table-cell>
          <table:table-cell office:value-type="float" office:value="5">
            <text:p>5</text:p>
          </table:table-cell>
          <table:table-cell office:value-type="float" office:value="14.125">
            <text:p>14.13</text:p>
          </table:table-cell>
          <table:table-cell office:value-type="float" office:value="17.375">
            <text:p>17.3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[.A55]-0.05" office:value-type="float" office:value="0.95">
            <text:p>0.95</text:p>
          </table:table-cell>
          <table:table-cell table:formula="oooc:=[.B55]-0.05" office:value-type="float" office:value="0.9">
            <text:p>0.9</text:p>
          </table:table-cell>
          <table:table-cell table:formula="oooc:=[.C55]-0.05" office:value-type="float" office:value="0.85">
            <text:p>0.85</text:p>
          </table:table-cell>
          <table:table-cell table:formula="oooc:=[.D55]-0.05" office:value-type="float" office:value="0.8">
            <text:p>0.8</text:p>
          </table:table-cell>
          <table:table-cell table:formula="oooc:=[.E55]-0.05" office:value-type="float" office:value="0.75">
            <text:p>0.75</text:p>
          </table:table-cell>
          <table:table-cell table:formula="oooc:=[.F55]-0.05" office:value-type="float" office:value="0.7">
            <text:p>0.7</text:p>
          </table:table-cell>
          <table:table-cell table:formula="oooc:=[.G55]-0.05" office:value-type="float" office:value="0.65">
            <text:p>0.65</text:p>
          </table:table-cell>
          <table:table-cell table:formula="oooc:=[.H55]-0.05" office:value-type="float" office:value="0.6">
            <text:p>0.6</text:p>
          </table:table-cell>
          <table:table-cell table:formula="oooc:=[.I55]-0.05" office:value-type="float" office:value="0.55">
            <text:p>0.55</text:p>
          </table:table-cell>
          <table:table-cell table:formula="oooc:=[.J55]-0.05" office:value-type="float" office:value="0.5">
            <text:p>0.5</text:p>
          </table:table-cell>
          <table:table-cell table:formula="oooc:=[.K55]-0.05" office:value-type="float" office:value="0.45">
            <text:p>0.45</text:p>
          </table:table-cell>
          <table:table-cell table:formula="oooc:=[.L55]-0.05" office:value-type="float" office:value="0.4">
            <text:p>0.4</text:p>
          </table:table-cell>
          <table:table-cell table:formula="oooc:=[.M55]-0.05" office:value-type="float" office:value="0.35">
            <text:p>0.35</text:p>
          </table:table-cell>
          <table:table-cell table:formula="oooc:=[.N55]-0.05" office:value-type="float" office:value="0.3">
            <text:p>0.3</text:p>
          </table:table-cell>
          <table:table-cell table:formula="oooc:=[.O55]-0.05" office:value-type="float" office:value="0.25">
            <text:p>0.25</text:p>
          </table:table-cell>
          <table:table-cell table:formula="oooc:=[.P55]-0.05" office:value-type="float" office:value="0.2">
            <text:p>0.2</text:p>
          </table:table-cell>
          <table:table-cell table:formula="oooc:=[.Q55]-0.05" office:value-type="float" office:value="0.15">
            <text:p>0.15</text:p>
          </table:table-cell>
          <table:table-cell table:formula="oooc:=[.R55]-0.05" office:value-type="float" office:value="0.0999999999999997">
            <text:p>0.1</text:p>
          </table:table-cell>
          <table:table-cell table:formula="oooc:=[.S55]-0.05" office:value-type="float" office:value="0.0499999999999997">
            <text:p>0.05</text:p>
          </table:table-cell>
        </table:table-row>
        <table:table-row table:style-name="ro1">
          <table:table-cell table:formula="oooc:=[.A55]*[.A54]" office:value-type="float" office:value="16.34375">
            <text:p>16.34</text:p>
          </table:table-cell>
          <table:table-cell table:formula="oooc:=[.B55]*[.B54]" office:value-type="float" office:value="16.50625">
            <text:p>16.51</text:p>
          </table:table-cell>
          <table:table-cell table:formula="oooc:=[.C55]*[.C54]" office:value-type="float" office:value="12.7125">
            <text:p>12.71</text:p>
          </table:table-cell>
          <table:table-cell table:formula="oooc:=[.D55]*[.D54]" office:value-type="float" office:value="4.25">
            <text:p>4.25</text:p>
          </table:table-cell>
          <table:table-cell table:formula="oooc:=[.E55]*[.E54]" office:value-type="float" office:value="-3.1">
            <text:p>-3.1</text:p>
          </table:table-cell>
          <table:table-cell table:formula="oooc:=[.F55]*[.F54]" office:value-type="float" office:value="9.1171875">
            <text:p>9.12</text:p>
          </table:table-cell>
          <table:table-cell table:formula="oooc:=[.G55]*[.G54]" office:value-type="float" office:value="40.009375">
            <text:p>40.01</text:p>
          </table:table-cell>
          <table:table-cell table:formula="oooc:=[.H55]*[.H54]" office:value-type="float" office:value="13">
            <text:p>13</text:p>
          </table:table-cell>
          <table:table-cell table:formula="oooc:=[.I55]*[.I54]" office:value-type="float" office:value="31.125">
            <text:p>31.13</text:p>
          </table:table-cell>
          <table:table-cell table:formula="oooc:=[.J55]*[.J54]" office:value-type="float" office:value="11">
            <text:p>11</text:p>
          </table:table-cell>
          <table:table-cell table:formula="oooc:=[.K55]*[.K54]" office:value-type="float" office:value="25">
            <text:p>25</text:p>
          </table:table-cell>
          <table:table-cell table:formula="oooc:=[.L55]*[.L54]" office:value-type="float" office:value="8.99999999999999">
            <text:p>9</text:p>
          </table:table-cell>
          <table:table-cell table:formula="oooc:=[.M55]*[.M54]" office:value-type="float" office:value="20.75">
            <text:p>20.75</text:p>
          </table:table-cell>
          <table:table-cell table:formula="oooc:=[.N55]*[.N54]" office:value-type="float" office:value="6.99999999999999">
            <text:p>7</text:p>
          </table:table-cell>
          <table:table-cell table:formula="oooc:=[.O55]*[.O54]" office:value-type="float" office:value="17.146875">
            <text:p>17.15</text:p>
          </table:table-cell>
          <table:table-cell table:formula="oooc:=[.P55]*[.P54]" office:value-type="float" office:value="3.0390625">
            <text:p>3.04</text:p>
          </table:table-cell>
          <table:table-cell table:formula="oooc:=[.Q55]*[.Q54]" office:value-type="float" office:value="-0.774999999999999">
            <text:p>-0.77</text:p>
          </table:table-cell>
          <table:table-cell table:formula="oooc:=[.R55]*[.R54]" office:value-type="float" office:value="0.749999999999998">
            <text:p>0.75</text:p>
          </table:table-cell>
          <table:table-cell table:formula="oooc:=[.S55]*[.S54]" office:value-type="float" office:value="1.4125">
            <text:p>1.41</text:p>
          </table:table-cell>
          <table:table-cell table:formula="oooc:=[.T55]*[.T54]" office:value-type="float" office:value="0.868749999999994">
            <text:p>0.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9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9:28:21</dc:date>
    <meta:editing-cycles>4</meta:editing-cycles>
    <meta:editing-duration>P3DT3H48M50S</meta:editing-duration>
    <meta:user-defined meta:name="Info 1"/>
    <meta:user-defined meta:name="Info 2"/>
    <meta:user-defined meta:name="Info 3"/>
    <meta:user-defined meta:name="Info 4"/>
    <meta:document-statistic meta:table-count="1" meta:cell-count="10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385cm" svg:height="11.712cm" chart:class="chart:line" chart:style-name="ch1">
        <chart:legend chart:legend-position="end" svg:x="12.31cm" svg:y="5.387cm" chart:style-name="ch2"/>
        <chart:plot-area chart:style-name="ch3" table:cell-range-address="Sheet1.B3:Sheet1.S3 Sheet1.B28:Sheet1.S28" svg:x="0.333cm" svg:y="0.234cm" svg:width="11.71cm" svg:height="10.976cm">
          <chart:axis chart:dimension="x" chart:name="primary-x" chart:style-name="ch4">
            <chart:title svg:x="5.905cm" svg:y="10.873cm" chart:style-name="ch5">
              <text:p>Frames</text:p>
            </chart:title>
          </chart:axis>
          <chart:axis chart:dimension="y" chart:name="primary-y" chart:style-name="ch4">
            <chart:title svg:x="0.268cm" svg:y="5.939cm" chart:style-name="ch6">
              <text:p>Angles</text:p>
            </chart:title>
            <chart:grid chart:style-name="ch7" chart:class="major"/>
          </chart:axis>
          <chart:series chart:style-name="ch8" chart:values-cell-range-address="Sheet1.B3:Sheet1.S3" chart:class="chart:line">
            <chart:data-point chart:repeated="18"/>
          </chart:series>
          <chart:series chart:style-name="ch9" chart:values-cell-range-address="Sheet1.B28:Sheet1.S28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7.375">
                <text:p>17.375</text:p>
              </table:table-cell>
              <table:table-cell office:value-type="float" office:value="14.125">
                <text:p>14.125</text:p>
              </table:table-cell>
              <table:table-cell office:value-type="float" office:value="5">
                <text:p>5</text:p>
              </table:table-cell>
              <table:table-cell office:value-type="float" office:value="-3.875">
                <text:p>-3.875</text:p>
              </table:table-cell>
              <table:table-cell office:value-type="float" office:value="12.15625">
                <text:p>12.15625</text:p>
              </table:table-cell>
              <table:table-cell office:value-type="float" office:value="57.15625">
                <text:p>57.15625</text:p>
              </table:table-cell>
              <table:table-cell office:value-type="float" office:value="20">
                <text:p>20</text:p>
              </table:table-cell>
              <table:table-cell office:value-type="float" office:value="51.875">
                <text:p>51.87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1.875">
                <text:p>51.875</text:p>
              </table:table-cell>
              <table:table-cell office:value-type="float" office:value="20">
                <text:p>20</text:p>
              </table:table-cell>
              <table:table-cell office:value-type="float" office:value="57.15625">
                <text:p>57.15625</text:p>
              </table:table-cell>
              <table:table-cell office:value-type="float" office:value="12.15625">
                <text:p>12.15625</text:p>
              </table:table-cell>
              <table:table-cell office:value-type="float" office:value="-3.875">
                <text:p>-3.875</text:p>
              </table:table-cell>
              <table:table-cell office:value-type="float" office:value="5">
                <text:p>5</text:p>
              </table:table-cell>
              <table:table-cell office:value-type="float" office:value="14.125">
                <text:p>14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759cm" svg:height="9.138cm" chart:class="chart:line" chart:style-name="ch1">
        <chart:legend chart:legend-position="end" svg:x="16.596cm" svg:y="3.725cm" chart:style-name="ch2"/>
        <chart:plot-area chart:style-name="ch3" table:cell-range-address="Sheet1.A53:Sheet1.T56" svg:x="0.355cm" svg:y="0.182cm" svg:width="15.886cm" svg:height="8.59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3:Sheet1.T53" chart:class="chart:line">
            <chart:data-point chart:repeated="20"/>
          </chart:series>
          <chart:series chart:style-name="ch7" chart:values-cell-range-address="Sheet1.A54:Sheet1.T54" chart:class="chart:line">
            <chart:data-point chart:repeated="20"/>
          </chart:series>
          <chart:series chart:style-name="ch8" chart:values-cell-range-address="Sheet1.A55:Sheet1.T55" chart:class="chart:line">
            <chart:data-point chart:repeated="20"/>
          </chart:series>
          <chart:series chart:style-name="ch9" chart:values-cell-range-address="Sheet1.A56:Sheet1.T56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.34375">
                <text:p>16.34375</text:p>
              </table:table-cell>
              <table:table-cell office:value-type="float" office:value="17.375">
                <text:p>17.375</text:p>
              </table:table-cell>
              <table:table-cell office:value-type="float" office:value="14.125">
                <text:p>14.125</text:p>
              </table:table-cell>
              <table:table-cell office:value-type="float" office:value="5">
                <text:p>5</text:p>
              </table:table-cell>
              <table:table-cell office:value-type="float" office:value="-3.875">
                <text:p>-3.875</text:p>
              </table:table-cell>
              <table:table-cell office:value-type="float" office:value="12.15625">
                <text:p>12.15625</text:p>
              </table:table-cell>
              <table:table-cell office:value-type="float" office:value="57.15625">
                <text:p>57.15625</text:p>
              </table:table-cell>
              <table:table-cell office:value-type="float" office:value="20">
                <text:p>20</text:p>
              </table:table-cell>
              <table:table-cell office:value-type="float" office:value="51.875">
                <text:p>51.87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1.875">
                <text:p>51.875</text:p>
              </table:table-cell>
              <table:table-cell office:value-type="float" office:value="20">
                <text:p>20</text:p>
              </table:table-cell>
              <table:table-cell office:value-type="float" office:value="57.15625">
                <text:p>57.15625</text:p>
              </table:table-cell>
              <table:table-cell office:value-type="float" office:value="12.15625">
                <text:p>12.15625</text:p>
              </table:table-cell>
              <table:table-cell office:value-type="float" office:value="-3.875">
                <text:p>-3.875</text:p>
              </table:table-cell>
              <table:table-cell office:value-type="float" office:value="5">
                <text:p>5</text:p>
              </table:table-cell>
              <table:table-cell office:value-type="float" office:value="14.125">
                <text:p>14.125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75">
                <text:p>0.7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  <table:table-cell office:value-type="float" office:value="0.0999999999999997">
                <text:p>0.0999999999999997</text:p>
              </table:table-cell>
              <table:table-cell office:value-type="float" office:value="0.0499999999999997">
                <text:p>0.049999999999999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.34375">
                <text:p>16.34375</text:p>
              </table:table-cell>
              <table:table-cell office:value-type="float" office:value="16.50625">
                <text:p>16.50625</text:p>
              </table:table-cell>
              <table:table-cell office:value-type="float" office:value="12.7125">
                <text:p>12.7125</text:p>
              </table:table-cell>
              <table:table-cell office:value-type="float" office:value="4.25">
                <text:p>4.25</text:p>
              </table:table-cell>
              <table:table-cell office:value-type="float" office:value="-3.1">
                <text:p>-3.1</text:p>
              </table:table-cell>
              <table:table-cell office:value-type="float" office:value="9.1171875">
                <text:p>9.1171875</text:p>
              </table:table-cell>
              <table:table-cell office:value-type="float" office:value="40.009375">
                <text:p>40.009375</text:p>
              </table:table-cell>
              <table:table-cell office:value-type="float" office:value="13">
                <text:p>13</text:p>
              </table:table-cell>
              <table:table-cell office:value-type="float" office:value="31.125">
                <text:p>31.125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99999999999999">
                <text:p>8.99999999999999</text:p>
              </table:table-cell>
              <table:table-cell office:value-type="float" office:value="20.75">
                <text:p>20.75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17.146875">
                <text:p>17.146875</text:p>
              </table:table-cell>
              <table:table-cell office:value-type="float" office:value="3.0390625">
                <text:p>3.0390625</text:p>
              </table:table-cell>
              <table:table-cell office:value-type="float" office:value="-0.774999999999999">
                <text:p>-0.774999999999999</text:p>
              </table:table-cell>
              <table:table-cell office:value-type="float" office:value="0.749999999999998">
                <text:p>0.749999999999998</text:p>
              </table:table-cell>
              <table:table-cell office:value-type="float" office:value="1.4125">
                <text:p>1.4125</text:p>
              </table:table-cell>
              <table:table-cell office:value-type="float" office:value="0.868749999999994">
                <text:p>0.868749999999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